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0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11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none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center"/>
      <style:text-properties fo:font-style="normal" style:text-underline-style="none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fo:font-family="F24" style:font-family-generic="swiss" fo:font-size="16pt" fo:font-style="normal" fo:text-shadow="none" style:text-underline-style="none" fo:font-weight="normal" style:letter-kerning="true" style:font-family-asian="F24" style:font-family-generic-asian="swiss" style:font-size-asian="16pt" style:font-style-asian="normal" style:font-weight-asian="normal" style:font-family-complex="F24" style:font-family-generic-complex="swis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use-window-font-color="true" style:text-outline="false" style:text-line-through-style="none" fo:font-family="F24" style:font-family-generic="swiss" fo:font-size="16pt" fo:font-style="italic" fo:text-shadow="none" style:text-underline-style="none" fo:font-weight="normal" style:letter-kerning="true" style:font-family-asian="F24" style:font-family-generic-asian="swiss" style:font-size-asian="16pt" style:font-style-asian="italic" style:font-weight-asian="normal" style:font-family-complex="F24" style:font-family-generic-complex="swiss" style:font-size-complex="16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  <style:style style:name="T8" style:family="text">
      <style:text-properties style:text-underline-style="none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xml:id="id2" draw:id="id2" draw:layer="layout" svg:width="7.2cm" svg:height="2.2cm" svg:x="0.2cm" svg:y="10cm">
          <text:p text:style-name="P1"><text:span text:style-name="T1">Engenharia de Requisitos</text:span></text:p>
          <text:p text:style-name="P1">(<text:span text:style-name="T2">Requirement Designer </text:span></text:p>
          <text:p text:style-name="P1"><text:span text:style-name="T2">plugin</text:span><text:span text:style-name="T3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6cm" svg:height="2.2cm" svg:x="8cm" svg:y="7.2cm">
          <text:p text:style-name="P1"><text:span text:style-name="T1">Análise e </text:span><text:span text:style-name="T4">Design</text:span></text:p>
          <text:p text:style-name="P1"><text:span text:style-name="T5">(</text:span><text:span text:style-name="T6">UML Designer plugin</text:span><text:span text:style-name="T3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6.4cm" svg:height="2.2cm" svg:x="7.8cm" svg:y="12.4cm">
          <text:p text:style-name="P1"><text:span text:style-name="T1">Análise e </text:span><text:span text:style-name="T4">Design</text:span></text:p>
          <text:p text:style-name="P1"><text:span text:style-name="T5">(</text:span><text:span text:style-name="T7">Plugin</text:span><text:span text:style-name="T5"> personalisado</text:span><text:span text:style-name="T3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6cm" svg:height="1.8cm" svg:x="8cm" svg:y="16.6cm">
          <text:p text:style-name="P2"><text:span text:style-name="T8">Ontolog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6.2cm" svg:height="2.8cm" svg:x="14.8cm" svg:y="6.8cm">
          <text:p text:style-name="P1"><text:span text:style-name="T1">Implementação</text:span></text:p>
          <text:p text:style-name="P1"><text:span text:style-name="T5">(</text:span><text:span text:style-name="T6">UML to Java Generator</text:span></text:p>
          <text:p text:style-name="P1"><text:span text:style-name="T6">Plugin</text:span><text:span text:style-name="T3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9" draw:id="id9" draw:layer="layout" svg:width="5.6cm" svg:height="2cm" svg:x="21.8cm" svg:y="10cm">
          <text:p text:style-name="P1"><text:span text:style-name="T1">Produto Acessív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8.4cm" svg:height="1.813cm" svg:x="0.2cm" svg:y="0cm">
          <draw:text-box>
            <text:p><text:span text:style-name="T9">MTA</text:span></text:p>
          </draw:text-box>
        </draw:frame>
        <draw:line draw:style-name="gr4" draw:text-style-name="P1" draw:layer="layout" svg:x1="3.4cm" svg:y1="1cm" svg:x2="25.8cm" svg:y2="1cm">
          <text:p/>
        </draw:line>
        <draw:line draw:style-name="gr5" draw:text-style-name="P1" draw:layer="layout" svg:x1="7.6cm" svg:y1="19.2cm" svg:x2="7.6cm" svg:y2="4.4cm">
          <text:p/>
        </draw:line>
        <draw:line draw:style-name="gr5" draw:text-style-name="P1" draw:layer="layout" svg:x1="14.4cm" svg:y1="19.2cm" svg:x2="14.4cm" svg:y2="4.4cm">
          <text:p/>
        </draw:line>
        <draw:line draw:style-name="gr5" draw:text-style-name="P1" draw:layer="layout" svg:x1="21.2cm" svg:y1="19.2cm" svg:x2="21.2cm" svg:y2="4.2cm">
          <text:p/>
        </draw:line>
        <draw:custom-shape draw:style-name="gr6" draw:text-style-name="P2" xml:id="id8" draw:id="id8" draw:layer="layout" svg:width="6cm" svg:height="1.8cm" svg:x="14.8cm" svg:y="16.6cm">
          <text:p text:style-name="P2"><text:span text:style-name="T8">Desenvolved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6cm" svg:height="1.8cm" svg:x="10.6cm" svg:y="1.4cm">
          <text:p text:style-name="P5"><text:span text:style-name="T10">Especialista em</text:span></text:p>
          <text:p text:style-name="P5"><text:span text:style-name="T10">Acessibilida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6cm" svg:y1="2.2cm" svg:x2="3.2cm" svg:y2="4.2cm">
          <text:p/>
        </draw:line>
        <draw:line draw:style-name="gr4" draw:text-style-name="P1" draw:layer="layout" svg:x1="11.6cm" svg:y1="3cm" svg:x2="11cm" svg:y2="4.4cm">
          <text:p/>
        </draw:line>
        <draw:line draw:style-name="gr4" draw:text-style-name="P1" draw:layer="layout" svg:x1="16.6cm" svg:y1="2.2cm" svg:x2="24.4cm" svg:y2="4.8cm">
          <text:p/>
        </draw:line>
        <draw:line draw:style-name="gr4" draw:text-style-name="P1" draw:layer="layout" svg:x1="15.4cm" svg:y1="3cm" svg:x2="16.6cm" svg:y2="4.4cm">
          <text:p/>
        </draw:line>
        <draw:custom-shape draw:style-name="gr6" draw:text-style-name="P2" xml:id="id1" draw:id="id1" draw:layer="layout" svg:width="6.8cm" svg:height="2.385cm" draw:transform="skewX (-0.00418879020478639) translate (0.4cm 16.2cm)">
          <text:p text:style-name="P2"><text:span text:style-name="T8">Engenheiro de Requisito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5" draw:id="id5" draw:layer="layout" svg:width="6cm" svg:height="1.8cm" svg:x="7.8cm" svg:y="4.6cm">
          <text:p text:style-name="P2"><text:span text:style-name="T8">Analis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0" draw:id="id10" draw:layer="layout" svg:width="4.8cm" svg:height="1.8cm" svg:x="22.2cm" svg:y="16.6cm">
          <text:p text:style-name="P2"><text:span text:style-name="T8">Usuário fin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3.8cm" svg:y1="16.2cm" svg:x2="3.8cm" svg:y2="12.2cm" draw:start-shape="id1" draw:start-glue-point="4" draw:end-shape="id2" draw:end-glue-point="6" svg:d="m3800 16200v-4000" svg:viewBox="0 0 1 4001">
          <text:p/>
        </draw:connector>
        <draw:connector draw:style-name="gr7" draw:text-style-name="P1" draw:layer="layout" draw:type="curve" svg:x1="3.8cm" svg:y1="12.2cm" svg:x2="7.8cm" svg:y2="13.5cm" draw:start-shape="id2" draw:start-glue-point="6" draw:end-shape="id3" draw:end-glue-point="5" svg:d="m3800 12200c0 867 1333 1300 4000 1300" svg:viewBox="0 0 4001 1301">
          <text:p/>
        </draw:connector>
        <draw:connector draw:style-name="gr7" draw:text-style-name="P1" draw:layer="layout" draw:type="curve" svg:x1="3.8cm" svg:y1="10cm" svg:x2="8cm" svg:y2="8.3cm" draw:start-shape="id2" draw:start-glue-point="4" draw:end-shape="id4" draw:end-glue-point="5" svg:d="m3800 10000c0-1134 1400-1700 4200-1700" svg:viewBox="0 0 4201 1701">
          <text:p/>
        </draw:connector>
        <draw:connector draw:style-name="gr7" draw:text-style-name="P1" draw:layer="layout" draw:type="curve" svg:x1="10.8cm" svg:y1="6.4cm" svg:x2="11cm" svg:y2="7.2cm" draw:start-shape="id5" draw:start-glue-point="8" draw:end-shape="id4" draw:end-glue-point="4" svg:d="m10800 6400c0 601 200 202 200 800" svg:viewBox="0 0 201 801">
          <text:p/>
        </draw:connector>
        <draw:connector draw:style-name="gr7" draw:text-style-name="P1" draw:layer="layout" draw:type="curve" svg:x1="11cm" svg:y1="9.4cm" svg:x2="7.4cm" svg:y2="11.1cm" draw:start-shape="id4" draw:start-glue-point="6" draw:end-shape="id2" draw:end-glue-point="7" svg:d="m11000 9400c0 1134-1200 1700-3600 1700" svg:viewBox="0 0 3601 1701">
          <text:p/>
        </draw:connector>
        <draw:connector draw:style-name="gr7" draw:text-style-name="P1" draw:layer="layout" draw:type="curve" svg:x1="11cm" svg:y1="9.4cm" svg:x2="11cm" svg:y2="12.4cm" draw:start-shape="id4" draw:start-glue-point="6" draw:end-shape="id3" draw:end-glue-point="4" svg:d="m11000 9400v3000" svg:viewBox="0 0 1 3001">
          <text:p/>
        </draw:connector>
        <draw:connector draw:style-name="gr7" draw:text-style-name="P1" draw:layer="layout" draw:type="curve" svg:x1="11cm" svg:y1="16.6cm" svg:x2="11cm" svg:y2="14.6cm" draw:start-shape="id6" draw:start-glue-point="4" draw:end-shape="id3" svg:d="m11000 16600v-2000" svg:viewBox="0 0 1 2001">
          <text:p/>
        </draw:connector>
        <draw:connector draw:style-name="gr7" draw:text-style-name="P1" draw:layer="layout" draw:type="curve" svg:x1="14cm" svg:y1="8.3cm" svg:x2="14.8cm" svg:y2="8.2cm" draw:start-shape="id4" draw:start-glue-point="7" draw:end-shape="id7" draw:end-glue-point="5" svg:d="m14000 8300c601 0 202-100 800-100" svg:viewBox="0 0 801 101">
          <text:p/>
        </draw:connector>
        <draw:connector draw:style-name="gr7" draw:text-style-name="P1" draw:layer="layout" draw:type="curve" svg:x1="14.2cm" svg:y1="13.5cm" svg:x2="17.9cm" svg:y2="9.6cm" draw:start-shape="id3" draw:start-glue-point="7" draw:end-shape="id7" draw:end-glue-point="6" svg:d="m14200 13500c2467 0 3700-1300 3700-3900" svg:viewBox="0 0 3701 3901">
          <text:p/>
        </draw:connector>
        <draw:connector draw:style-name="gr7" draw:text-style-name="P1" draw:layer="layout" draw:type="curve" svg:x1="17.9cm" svg:y1="9.6cm" svg:x2="17.8cm" svg:y2="16.6cm" draw:start-shape="id7" draw:start-glue-point="6" draw:end-shape="id8" draw:end-glue-point="4" svg:d="m17900 9600c0 5251-100 1752-100 7000" svg:viewBox="0 0 101 7001">
          <text:p/>
        </draw:connector>
        <draw:connector draw:style-name="gr7" draw:text-style-name="P1" draw:layer="layout" draw:type="curve" svg:x1="17.8cm" svg:y1="16.6cm" svg:x2="21.8cm" svg:y2="11cm" draw:start-shape="id8" draw:start-glue-point="4" draw:end-shape="id9" draw:end-glue-point="3" svg:d="m17800 16600c0-3734 1333-5600 4000-5600" svg:viewBox="0 0 4001 5601">
          <text:p/>
        </draw:connector>
        <draw:connector draw:style-name="gr7" draw:text-style-name="P1" draw:layer="layout" draw:type="curve" svg:x1="24.6cm" svg:y1="12cm" svg:x2="24.6cm" svg:y2="16.6cm" draw:start-shape="id9" draw:start-glue-point="2" draw:end-shape="id10" draw:end-glue-point="4" svg:d="m24600 12000v4600" svg:viewBox="0 0 1 4601">
          <text:p/>
        </draw:connector>
        <draw:custom-shape draw:style-name="gr8" draw:text-style-name="P1" draw:layer="layout" svg:width="1cm" svg:height="0.8cm" svg:x="0.6cm" svg:y="19.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4cm" svg:height="1.691cm" svg:x="1.4cm" svg:y="19.309cm">
          <draw:text-box>
            <text:p>Subprocesso/tarefa do MTA</text:p>
          </draw:text-box>
        </draw:frame>
        <draw:custom-shape draw:style-name="gr9" draw:text-style-name="P1" draw:layer="layout" svg:width="2.2cm" svg:height="0.8cm" svg:x="7.8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4cm" svg:height="0.971cm" svg:x="10cm" svg:y="19.4cm">
          <draw:text-box>
            <text:p>Papel/Função</text:p>
          </draw:text-box>
        </draw:frame>
        <draw:connector draw:style-name="gr7" draw:text-style-name="P1" draw:layer="layout" draw:type="curve" svg:x1="14.8cm" svg:y1="19.822cm" svg:x2="16.312cm" svg:y2="20.2cm" svg:d="m14800 19822c1134 0 378 378 1512 378" svg:viewBox="0 0 1513 379">
          <text:p/>
        </draw:connector>
        <draw:frame draw:style-name="gr3" draw:layer="layout" svg:width="5.4cm" svg:height="1.691cm" svg:x="16.2cm" svg:y="19.2cm">
          <draw:text-box>
            <text:p>Propagação de artefatos</text:p>
          </draw:text-box>
        </draw:frame>
        <draw:custom-shape draw:style-name="gr10" draw:text-style-name="P1" draw:layer="layout" svg:width="2.2cm" svg:height="0.8cm" svg:x="21.2cm" svg:y="1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4cm" svg:height="1.691cm" svg:x="23.2cm" svg:y="19.429cm">
          <draw:text-box>
            <text:p>Arquivo OWL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8T22:45:03.34</meta:creation-date>
    <dc:date>2013-09-26T16:13:13.32</dc:date>
    <meta:editing-duration>PT18M11S</meta:editing-duration>
    <meta:editing-cycles>13</meta:editing-cycles>
    <meta:generator>LibreOffice/4.0.3.3$Windows_x86 LibreOffice_project/0eaa50a932c8f2199a615e1eb30f7ac74279539</meta:generator>
    <meta:document-statistic meta:object-count="63"/>
  </office:meta>
</office:document-meta>
</file>